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e1a686" style:font-size-asian="12pt" style:font-weight-asian="normal" style:font-size-complex="12pt" style:font-weight-complex="normal"/>
    </style:style>
    <style:style style:name="P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e1e3aa" style:font-size-asian="12pt" style:font-weight-asian="normal" style:font-size-complex="12pt" style:font-weight-complex="normal"/>
    </style:style>
    <style:style style:name="P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e2b847" style:font-size-asian="12pt" style:font-weight-asian="normal" style:font-size-complex="12pt" style:font-weight-complex="normal"/>
    </style:style>
    <style:style style:name="P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e2b847" style:font-size-asian="12pt" style:font-weight-asian="normal" style:font-size-complex="12pt" style:font-weight-complex="normal"/>
    </style:style>
    <style:style style:name="P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e41cc1" style:font-size-asian="12pt" style:font-weight-asian="normal" style:font-size-complex="12pt" style:font-weight-complex="normal"/>
    </style:style>
    <style:style style:name="P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e42958" style:font-size-asian="12pt" style:font-weight-asian="normal" style:font-size-complex="12pt" style:font-weight-complex="normal"/>
    </style:style>
    <style:style style:name="P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e548b9" style:font-size-asian="12pt" style:font-weight-asian="normal" style:font-size-complex="12pt" style:font-weight-complex="normal"/>
    </style:style>
    <style:style style:name="P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e6f3ed" style:font-size-asian="12pt" style:font-weight-asian="normal" style:font-size-complex="12pt" style:font-weight-complex="normal"/>
    </style:style>
    <style:style style:name="P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e8469d" style:font-size-asian="12pt" style:font-weight-asian="normal" style:font-size-complex="12pt" style:font-weight-complex="normal"/>
    </style:style>
    <style:style style:name="P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e86138" style:font-size-asian="12pt" style:font-weight-asian="normal" style:font-size-complex="12pt" style:font-weight-complex="normal"/>
    </style:style>
    <style:style style:name="P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e8a522" style:font-size-asian="12pt" style:font-weight-asian="normal" style:font-size-complex="12pt" style:font-weight-complex="normal"/>
    </style:style>
    <style:style style:name="P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e9cf17" style:font-size-asian="12pt" style:font-weight-asian="normal" style:font-size-complex="12pt" style:font-weight-complex="normal"/>
    </style:style>
    <style:style style:name="P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ea0b6b" style:font-size-asian="12pt" style:font-weight-asian="normal" style:font-size-complex="12pt" style:font-weight-complex="normal"/>
    </style:style>
    <style:style style:name="P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ebd477" style:font-size-asian="12pt" style:font-weight-asian="normal" style:font-size-complex="12pt" style:font-weight-complex="normal"/>
    </style:style>
    <style:style style:name="P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ecd483" style:font-size-asian="12pt" style:font-weight-asian="normal" style:font-size-complex="12pt" style:font-weight-complex="normal"/>
    </style:style>
    <style:style style:name="P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ecd483" style:font-size-asian="12pt" style:font-weight-asian="normal" style:font-size-complex="12pt" style:font-weight-complex="normal"/>
    </style:style>
    <style:style style:name="P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ee3cd6" style:font-size-asian="12pt" style:font-weight-asian="normal" style:font-size-complex="12pt" style:font-weight-complex="normal"/>
    </style:style>
    <style:style style:name="P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f00a5a" style:font-size-asian="12pt" style:font-weight-asian="normal" style:font-size-complex="12pt" style:font-weight-complex="normal"/>
    </style:style>
    <style:style style:name="P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f023e8" style:font-size-asian="12pt" style:font-weight-asian="normal" style:font-size-complex="12pt" style:font-weight-complex="normal"/>
    </style:style>
    <style:style style:name="P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f0835f" style:font-size-asian="12pt" style:font-weight-asian="normal" style:font-size-complex="12pt" style:font-weight-complex="normal"/>
    </style:style>
    <style:style style:name="P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f0835f" style:font-size-asian="12pt" style:font-weight-asian="normal" style:font-size-complex="12pt" style:font-weight-complex="normal"/>
    </style:style>
    <style:style style:name="P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f1de71" style:font-size-asian="12pt" style:font-weight-asian="normal" style:font-size-complex="12pt" style:font-weight-complex="normal"/>
    </style:style>
    <style:style style:name="P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f26be9" style:font-size-asian="12pt" style:font-weight-asian="normal" style:font-size-complex="12pt" style:font-weight-complex="normal"/>
    </style:style>
    <style:style style:name="P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f43b8d" style:font-size-asian="12pt" style:font-weight-asian="normal" style:font-size-complex="12pt" style:font-weight-complex="normal"/>
    </style:style>
    <style:style style:name="P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f5402a" style:font-size-asian="12pt" style:font-weight-asian="normal" style:font-size-complex="12pt" style:font-weight-complex="normal"/>
    </style:style>
    <style:style style:name="P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f717d2" style:font-size-asian="12pt" style:font-weight-asian="normal" style:font-size-complex="12pt" style:font-weight-complex="normal"/>
    </style:style>
    <style:style style:name="P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f7a2b3" style:font-size-asian="12pt" style:font-weight-asian="normal" style:font-size-complex="12pt" style:font-weight-complex="normal"/>
    </style:style>
    <style:style style:name="P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f918df" style:font-size-asian="12pt" style:font-weight-asian="normal" style:font-size-complex="12pt" style:font-weight-complex="normal"/>
    </style:style>
    <style:style style:name="P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fb119d" style:font-size-asian="12pt" style:font-weight-asian="normal" style:font-size-complex="12pt" style:font-weight-complex="normal"/>
    </style:style>
    <style:style style:name="P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fb8317" style:font-size-asian="12pt" style:font-weight-asian="normal" style:font-size-complex="12pt" style:font-weight-complex="normal"/>
    </style:style>
    <style:style style:name="P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fb8317" style:font-size-asian="12pt" style:font-weight-asian="normal" style:font-size-complex="12pt" style:font-weight-complex="normal"/>
    </style:style>
    <style:style style:name="P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fcfcec" style:font-size-asian="12pt" style:font-weight-asian="normal" style:font-size-complex="12pt" style:font-weight-complex="normal"/>
    </style:style>
    <style:style style:name="P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fcfcec" style:font-size-asian="12pt" style:font-weight-asian="normal" style:font-size-complex="12pt" style:font-weight-complex="normal"/>
    </style:style>
    <style:style style:name="P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fe44d3" style:font-size-asian="12pt" style:font-weight-asian="normal" style:font-size-complex="12pt" style:font-weight-complex="normal"/>
    </style:style>
    <style:style style:name="P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fea48d" style:font-size-asian="12pt" style:font-weight-asian="normal" style:font-size-complex="12pt" style:font-weight-complex="normal"/>
    </style:style>
    <style:style style:name="P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fea48d" style:font-size-asian="12pt" style:font-weight-asian="normal" style:font-size-complex="12pt" style:font-weight-complex="normal"/>
    </style:style>
    <style:style style:name="P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fff779" style:font-size-asian="12pt" style:font-weight-asian="normal" style:font-size-complex="12pt" style:font-weight-complex="normal"/>
    </style:style>
    <style:style style:name="P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1004760" style:font-size-asian="12pt" style:font-weight-asian="normal" style:font-size-complex="12pt" style:font-weight-complex="normal"/>
    </style:style>
    <style:style style:name="P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1004760" style:font-size-asian="12pt" style:font-weight-asian="normal" style:font-size-complex="12pt" style:font-weight-complex="normal"/>
    </style:style>
    <style:style style:name="P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100d175" style:font-size-asian="12pt" style:font-weight-asian="normal" style:font-size-complex="12pt" style:font-weight-complex="normal"/>
    </style:style>
    <style:style style:name="P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1012f23" style:font-size-asian="12pt" style:font-weight-asian="normal" style:font-size-complex="12pt" style:font-weight-complex="normal"/>
    </style:style>
    <style:style style:name="P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102db44" style:font-size-asian="12pt" style:font-weight-asian="normal" style:font-size-complex="12pt" style:font-weight-complex="normal"/>
    </style:style>
    <style:style style:name="P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103fcf0" style:font-size-asian="12pt" style:font-weight-asian="normal" style:font-size-complex="12pt" style:font-weight-complex="normal"/>
    </style:style>
    <style:style style:name="P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10597a5" style:font-size-asian="12pt" style:font-weight-asian="normal" style:font-size-complex="12pt" style:font-weight-complex="normal"/>
    </style:style>
    <style:style style:name="P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106e993" style:font-size-asian="12pt" style:font-weight-asian="normal" style:font-size-complex="12pt" style:font-weight-complex="normal"/>
    </style:style>
    <style:style style:name="P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1075b78" style:font-size-asian="12pt" style:font-weight-asian="normal" style:font-size-complex="12pt" style:font-weight-complex="normal"/>
    </style:style>
    <style:style style:name="P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1085ea3" style:font-size-asian="12pt" style:font-weight-asian="normal" style:font-size-complex="12pt" style:font-weight-complex="normal"/>
    </style:style>
    <style:style style:name="P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108d255" style:font-size-asian="12pt" style:font-weight-asian="normal" style:font-size-complex="12pt" style:font-weight-complex="normal"/>
    </style:style>
    <style:style style:name="P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10a0ef7" style:font-size-asian="12pt" style:font-weight-asian="normal" style:font-size-complex="12pt" style:font-weight-complex="normal"/>
    </style:style>
    <style:style style:name="P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10ab7dd" style:font-size-asian="12pt" style:font-weight-asian="normal" style:font-size-complex="12pt" style:font-weight-complex="normal"/>
    </style:style>
    <style:style style:name="T1" style:family="text">
      <style:text-properties officeooo:rsid="00e1e3aa"/>
    </style:style>
    <style:style style:name="T2" style:family="text">
      <style:text-properties officeooo:rsid="00e2b847"/>
    </style:style>
    <style:style style:name="T3" style:family="text">
      <style:text-properties officeooo:rsid="00e41cc1"/>
    </style:style>
    <style:style style:name="T4" style:family="text">
      <style:text-properties officeooo:rsid="00e42958"/>
    </style:style>
    <style:style style:name="T5" style:family="text">
      <style:text-properties officeooo:rsid="00e548b9"/>
    </style:style>
    <style:style style:name="T6" style:family="text">
      <style:text-properties officeooo:rsid="00e6f3ed"/>
    </style:style>
    <style:style style:name="T7" style:family="text">
      <style:text-properties officeooo:rsid="00e8469d"/>
    </style:style>
    <style:style style:name="T8" style:family="text">
      <style:text-properties officeooo:rsid="00e86138"/>
    </style:style>
    <style:style style:name="T9" style:family="text">
      <style:text-properties officeooo:rsid="00e8a522"/>
    </style:style>
    <style:style style:name="T10" style:family="text">
      <style:text-properties officeooo:rsid="00ea0b6b"/>
    </style:style>
    <style:style style:name="T11" style:family="text">
      <style:text-properties officeooo:rsid="00ecd483"/>
    </style:style>
    <style:style style:name="T12" style:family="text">
      <style:text-properties officeooo:rsid="00ee3cd6"/>
    </style:style>
    <style:style style:name="T13" style:family="text">
      <style:text-properties officeooo:rsid="00f00a5a"/>
    </style:style>
    <style:style style:name="T14" style:family="text">
      <style:text-properties officeooo:rsid="00f023e8"/>
    </style:style>
    <style:style style:name="T15" style:family="text">
      <style:text-properties officeooo:rsid="00f0835f"/>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0f5402a"/>
    </style:style>
    <style:style style:name="T18" style:family="text">
      <style:text-properties officeooo:rsid="00f717d2"/>
    </style:style>
    <style:style style:name="T19" style:family="text">
      <style:text-properties officeooo:rsid="00fb8317"/>
    </style:style>
    <style:style style:name="T20" style:family="text">
      <style:text-properties officeooo:rsid="00fcfcec"/>
    </style:style>
    <style:style style:name="T21" style:family="text">
      <style:text-properties officeooo:rsid="00fe44d3"/>
    </style:style>
    <style:style style:name="T22" style:family="text">
      <style:text-properties officeooo:rsid="00fea48d"/>
    </style:style>
    <style:style style:name="T23" style:family="text">
      <style:text-properties officeooo:rsid="00fff779"/>
    </style:style>
    <style:style style:name="T24" style:family="text">
      <style:text-properties officeooo:rsid="0100d175"/>
    </style:style>
    <style:style style:name="T25" style:family="text">
      <style:text-properties officeooo:rsid="01012f23"/>
    </style:style>
    <style:style style:name="T26" style:family="text">
      <style:text-properties officeooo:rsid="0102db44"/>
    </style:style>
    <style:style style:name="T27" style:family="text">
      <style:text-properties officeooo:rsid="0103fcf0"/>
    </style:style>
    <style:style style:name="T28" style:family="text">
      <style:text-properties officeooo:rsid="010597a5"/>
    </style:style>
    <style:style style:name="T29" style:family="text">
      <style:text-properties officeooo:rsid="0106e993"/>
    </style:style>
    <style:style style:name="T30" style:family="text">
      <style:text-properties officeooo:rsid="01075b78"/>
    </style:style>
    <style:style style:name="T31" style:family="text">
      <style:text-properties officeooo:rsid="01085ea3"/>
    </style:style>
    <style:style style:name="T32" style:family="text">
      <style:text-properties officeooo:rsid="0108d255"/>
    </style:style>
    <style:style style:name="T33" style:family="text">
      <style:text-properties officeooo:rsid="010a0e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Шахта «Дофиновка» добывала кубик — в виде каменных блоков 20х20х40 см нарезанных из залегающих под землёй пластов известняка.</text:p>
      <text:p text:style-name="P1">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1">В конце каждой такой ветви-штольни стояла камнерезная машина, которая и нарезала кубики в стене перед своим носом.</text:p>
      <text:p text:style-name="P1">Такова общая картина.</text:p>
      <text:p text:style-name="P1"/>
      <text:p text:style-name="P1">А в деталях — моего наставника в крепильном деле звали Ростиславом, <text:span text:style-name="T1">только он на это имя не откликался, настолько привык, что его все зовут Чарликом.</text:span></text:p>
      <text:p text:style-name="P2">Первым делом он меня повёл в штольню машины № 3, потому что на ней работал Капитонович, которого Чарлик звал только по отчеству и побаивался. Сам-то он всего лишь мелкий бес, а Капитонович крутой чертяка отбывший срок в десять лет.</text:p>
      <text:p text:style-name="P3">Мы светили себе под ноги фонарями, которые <text:span text:style-name="T2">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2">поверх изредка подложенных шпал, за что-нибудь запнёшься и навернёшься так, что мало не покажется.</text:span></text:p>
      <text:p text:style-name="P4">Поэтому в шахте все носят пластмассовые каски и каждое утро перед спуском в неё расписываются в журнале, что получили инструктаж по технике безопасности и знают на что идут.</text:p>
      <text:p text:style-name="P4">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4">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4">В шахте потолок называется кровлей, но об этом чуть позже.</text:p>
      <text:p text:style-name="P4">Впереди показался жёлтый свет пары облепленных пылью лампочек <text:span text:style-name="T3">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5">Он работал без напарника, мечтая о заработке в 300 руб. в месяц.</text:p>
      <text:p text:style-name="P5">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5">Теперь в какую-нибудь щель надо вогнать толстый лом и выломить брус кубика. Потом ещё парочку, а остальные можно выламывать ударами кувалды.</text:p>
      <text:p text:style-name="P5">Капитонович ждал нас, потому что за пару дней машина далеко отодвинула стенку распиловки кубиков от окончания узкоколейки.</text:p>
      <text:p text:style-name="P5">Мы с Чарликом продляем её парой 3-метровых рельсов и теперь по ним можно подогнать две-три вагонетки поближе <text:span text:style-name="T4">для укладки наломанных кубиков.</text:span></text:p>
      <text:p text:style-name="P6">Вагонетки в шахте, в отличие от заводских, называют «вагонками» или «капелевками». Возможно в честь белогвардейского генерала Каппеля, но достоверно не знаю.</text:p>
      <text:p text:style-name="P6">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6"><text:soft-page-break/>Потом из котлована спустится маленький рудничный локомотив и увезёт вагонки на-горá, попутно прицепляя подогнанные к выходам из других штолен.</text:p>
      <text:p text:style-name="P6">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Без этой кладки некуда было б девать песок.</text:p>
      <text:p text:style-name="P6">Откуда тут песок?</text:p>
      <text:p text:style-name="P6"><text:span text:style-name="T5">Когда машина, мешая вой электромотора с лязгом цепной пилы, делает пропил в стене, от цепи бьёт струя песка, а не опилок. <text:s/>Он скапливается как бархан вокруг машины и, если его не перебросать совковой лопатой в «карман» позади</text:span> <text:span text:style-name="T5">кладки, не останется места для узкоколейки.</text:span></text:p>
      <text:p text:style-name="P7">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7">Капитонович с расстановкой поясняет, что когда тут было море, на нём горел пароход, так в породе и остался. Чарлик подхалимски хихикает, а я стараюсь не думать, что десять лет дают за убийство, потому что Капитонович мне нравится.</text:p>
      <text:p text:style-name="P7"/>
      <text:p text:style-name="P7">Перед уходом мы крепи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6">Второй конец мы подымаем к противоположной нише и и заводим внутрь, но не до конца, чтоб не вытащить бревно из первой. </text:span></text:p>
      <text:p text:style-name="P8">Это бревно называется «площак».</text:p>
      <text:p text:style-name="P8">Площак мы подпираем двумя брёвнами покороче — «стояками» — впритык к боковым стенам. Крепление кровли шахты готово.</text:p>
      <text:p text:style-name="P8">Откуда брёвна?</text:p>
      <text:p text:style-name="P8">Ну, метров на тридцать ушли в темноту штольни и вытащили из предыдущих креплений. Откуда ж ещё?</text:p>
      <text:p text:style-name="P8">За три месяца моей работы в шахте «Дофиновка» туда поступило ровно три новых бревна. Я лично обдирал с них кору приспособой под названием «струг», а потом Славик Аксянов увёз их на вагонке в шахту.</text:p>
      <text:p text:style-name="P8">Так что кровля держалась на сэкономленных материалах.</text:p>
      <text:p text:style-name="P8">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8">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Не очень большая, полметра на полметра и толщиной всего сантиметров десять.</text:p>
      <text:p text:style-name="P8">Он тут сразу вспомнил про Алика армянина. Когда у того над головой «задождило», тот метров шестнадцать пятился назад. Бегом, конечно. Просто развернуться времени не <text:soft-page-break/>оставалось. Кровля трещит и валится, <text:span text:style-name="T7">догоняет</text:span>. <text:s/>Так задом наперёд и бежал, крича при этом:</text:p>
      <text:p text:style-name="P8">- Ебал шахту! Ебал деньги!</text:p>
      <text:p text:style-name="P8">Но про кого он это орал — вот в чём вопрос.</text:p>
      <text:p text:style-name="P9">Так что «кровля» шахты это вовсе не крыша.</text:p>
      <text:p text:style-name="P9">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Но замурованы не все.</text:p>
      <text:p text:style-name="P9">Однажды мастер показал мне аварийный выход. Через такой вот не замурованный ход в бывший стволовой тоннель, где когда-то лошади вагонки таскали, и тоннель выводит в тот же котлован, только повыше нынешнего. Так у того ствола тоже свои штольни. Когда Чарлик в отпуск ушёл и я остался один в крепильщиках, то из тех штолен площаки добывал. </text:p>
      <text:p text:style-name="P9">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9">- Для вас по спецзаказу из Рио-де-Жанейро!</text:p>
      <text:p text:style-name="P9">Бревно с плеча сбросил, а оно — хрясь! — и ровно надвое; слишком древний материал.</text:p>
      <text:p text:style-name="P9">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9">Фонарь с чёрным проводом <text:span text:style-name="T8">в брезентовую сумочку с лямкой, чтоб носить на плече. В сумочке коробка аккумулятора и на ней цифра 16. Это — мой.</text:span></text:p>
      <text:p text:style-name="P10">В заброшенных штольнях я его включал и один раз в его свете увидел неземную красоту.</text:p>
      <text:p text:style-name="P10">Даже не понял что это такое белое висит под кровлей. 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10">Красиво, аж жуть берёт.</text:p>
      <text:p text:style-name="P10">А у меня в руке топор для проверки площаков на гнилость. Я топором сверху махнул и белое на пол упало. Смотрю — а вместо красоты большой плевок. Тут только догадался — это плесень была.</text:p>
      <text:p text:style-name="P10">Потом ещё такие же гирлянды попадались, но уже только коричневые — в наказание, что красоту убил.</text:p>
      <text:p text:style-name="P10"/>
      <text:p text:style-name="P10">Потом Чарлик вернулся, на шахту поступил Вася. Он стал крепильщиком, а меня перевели <text:s/>в помощники машиниста камнерезной машины.</text:p>
      <text:p text:style-name="P10">Ну, тут не так романтично и шума намного больше, <text:s/>а <text:span text:style-name="T9">нос и рот</text:span> надо завязывать от пыли. Зато — ба! — знакомые всё лица! Лом, лопата и кувалда.</text:p>
      <text:p text:style-name="P10"/>
      <text:p text:style-name="P11">Но всё это на первый взгляд непосвящённого. </text:p>
      <text:p text:style-name="P11">Что же на самом деле производила шахта «Дофиновка» под негласным началом самого главного — Яковлевича?</text:p>
      <text:p text:style-name="P11">Да, разное. Кому что.</text:p>
      <text:p text:style-name="P11">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 Прицыкнет клыком в золотой коронке и у машиниста негромко спрашивает:</text:p>
      <text:p text:style-name="P11"><text:soft-page-break/>- Что, есть песочек?</text:p>
      <text:p text:style-name="P11">После этого в я начал <text:s/>конце каждой смены вытряхивать песок из карманов робы — меня на золото не купишь! Тем более, что не знаю как его превращать в презренный металл. Толик со второй машины, когда увидел, очень удивился.</text:p>
      <text:p text:style-name="P11">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11">Мастер мне почто прямо об этом сказал, когда мы с ним проходили мимо:</text:p>
      <text:p text:style-name="P11">- Такая ценность, а никто не догадается поднять. Валяются тут.</text:p>
      <text:p text:style-name="P11">А зачем на шахте алюминиевые слитки?</text:p>
      <text:p text:style-name="P11"/>
      <text:p text:style-name="P11">Что до кубиков, то это были души.</text:p>
      <text:p text:style-name="P11">Пятая машина, где машинистом Гитлер, он же Адольф — ну, так его все звали — производила души людей.</text:p>
      <text:p text:style-name="P12">Ваня, с первой, всё обижался, что наверху с его вагонок много кубика бракуют, а от Адольфа всё проходит, хот<text:span text:style-name="T10">я</text:span> чуть ли не половина <text:span text:style-name="T10">вывезенного на-горá с пятой машины</text:span>— полный «бут».</text:p>
      <text:p text:style-name="P12">Но, если вдуматься, так оно и есть — многие человеческие души с изъянами бывают.</text:p>
      <text:p text:style-name="P12">И что парадоксально, тёзка Гитлера столько душ загубил, а он их <text:span text:style-name="T10">тут </text:span>штампует, пусть и с большим процентом брака, да ещё над Ваней посмеивается.</text:p>
      <text:p text:style-name="P12">Для кого пилят души остальными машинами я мог<text:span text:style-name="T10">у</text:span> только догадываться. Архангелам? Демонам? Титанам?</text:p>
      <text:p text:style-name="P12"/>
      <text:p text:style-name="P13">Именно это больше всего меня и удручало — моё невежество. </text:p>
      <text:p text:style-name="P13">Да, я чувствовал <text:s/>свою избранность, но оставался до слёз безграмотным избранным. Продвижение к пониманию шло наощупь, по наитию.</text:p>
      <text:p text:style-name="P13">Иногда находило озарение, как в том случае, когда после смены я поехал на грузовике в Новую Дофиновку за съестным на завтрашний обед.</text:p>
      <text:p text:style-name="P13">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13">-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13">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13">Я плохо переношу детский плач. </text:p>
      <text:p text:style-name="P13">Вдруг мне вспомнилась попутчица, завязавшая свою косынку по-другому по ходу нахваливания тогда ещё молчавшего ребёнка. 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13">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text:soft-page-break/>узелком на лбу. Бинго!</text:p>
      <text:p text:style-name="P13"/>
      <text:p text:style-name="P13">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14">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14"/>
      <text:p text:style-name="P14">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14"/>
      <text:p text:style-name="P14">Есть три разновидности стеклянноглазых. </text:p>
      <text:p text:style-name="P14">Те, у кого они ярко прозрачные — безвредны. Они, конечно, одержимы, но всего лишь с целью получения информации — что тут и как. </text:p>
      <text:p text:style-name="P14">Кто получатель? Когдатошние жители Олимпа в своих нынешних оболочках.</text:p>
      <text:p text:style-name="P14">Те, у которых муть в стекле, работают сами на себя — ищут где бы «кровцы испить», или как-то по-другому подзарядиться из тебя.</text:p>
      <text:p text:style-name="P15">- Там будет подземный переход, он для людей, но и нам можно, - сказала мне одна из таких, приняв, как видно, за своего, когда в незнакомом <text:span text:style-name="T11">и плохо освещённом </text:span>районе ночной Одесс<text:span text:style-name="T11">ы</text:span> я спросил у неё как пройти к автовокзалу — <text:s/>излюбленной их кормушке.</text:p>
      <text:p text:style-name="P25">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25">При обходе медицинской комиссии анализ крови мне делали в Вапнярке. 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Будто я по глазам не вижу зачем та тут. <text:span text:style-name="T18">М</text:span>едсестра мне палец проколола и сдавила, то кровь, вместо того, чтоб каплей проступить, ударила вдруг фонтанчиком толщиной с иголку, <text:span text:style-name="T18">как при сцеживании молока из груди женщины. Я в жизни такого не видел, а у той дамы аж зонд из распахнутой челюсти выпал. Типа, алкаш подставлял стопарик, а ему туда плеснули всю трёхлитровую банку. Столько добра пропадает!</text:span></text:p>
      <text:p text:style-name="P16">Насчёт добычи крови клыками — это <text:span text:style-name="T17">бабушкины </text:span>сказки. Они подпитываются неприметнее, по неизвестной мне технологии, но эффективно.</text:p>
      <text:p text:style-name="P16"/>
      <text:p text:style-name="P16">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12">когда</text:span> я мыл руки под рукомойником на столбе, <text:span text:style-name="T12">выйдя из <text:s/>шахты, чтоб пообедать в общежитии.</text:span></text:p>
      <text:p text:style-name="P17">Меня он не знал, потому что посторонний и держал в руке особым способом изогнутую проволоку алюминиевого цвета, сантиметров двадцати. </text:p>
      <text:p text:style-name="P17">Увидев в его глазах сталисто-сизую поволоку и то, как мягко он ко мне подкрадывается, я понял, что мне кранты. Ему оставалось лишь протянуть руку, но тут из бурьянов выскочил маленький котёнок <text:s/>и тернýлся загривком о брючину моей чёрной робы. Сизеглазый моментально утратил ко мне всякий интерес, убрал свою проволоку и вернулся к машине. Котёнок-спаситель снова скрылся в зарослях.</text:p>
      <text:p text:style-name="P17"><text:soft-page-break/></text:p>
      <text:p text:style-name="P17">Но чаще приходилось полагаться только лишь на собственную осмотрительность.</text:p>
      <text:p text:style-name="P17">Как на узком пляже под обрывом Чабанки. </text:p>
      <text:p text:style-name="P17">Я хотел поплавать в море и даже зашёл уже в спокойно набегающие волны, <text:span text:style-name="T13">но дальше — справа и слева, на двух выступающих из воды валунах — стояли два рыбака с удочками. Хотя между ними оставалось достаточно места, чтобы проплыть вперёд, я понимал, что удилища это шлагбаум запирающий путь в море. Только улучив момент, когда они одновременно вскинули свои удочки, я нырнул и поплыл от пляжа.</text:span></text:p>
      <text:p text:style-name="P18">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18">Потом я снова плыл на спине, покуда не почувствовал прикосновение к своему плечу.</text:p>
      <text:p text:style-name="P18">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Тогда я развернулся и поплыл обратно к далёкому уже берегу.</text:p>
      <text:p text:style-name="P18">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я никак не успевал выписать все три буквы <text:span text:style-name="T14">до конца</text:span>.</text:p>
      <text:p text:style-name="P18"/>
      <text:p text:style-name="P19">А самый первый раз я зашёл в море на пляже Новой Дофиновки. Я туда пошёл после работы, вдоль лимана.</text:p>
      <text:p text:style-name="P19">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Потом пошли заросли камышей и шоссе, за которым — море.</text:p>
      <text:p text:style-name="P19">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Корабли эти настолько большие, что в порту, наверное, не помещаются, вот и стоят прямо в море.</text:p>
      <text:p text:style-name="P19"/>
      <text:p text:style-name="P19">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19">Я ему даже помогал доски пилить для топчана.</text:p>
      <text:p text:style-name="P19">От Чабанки до шахты тоже два километра и тоже по грунтовке через поле, но без лесополосы. И в том поле за мной всегда мухи увязывались целым роем. Летят и не отстают. А я не хотел привести за собою «хвост» и тем самым выдать местоположение шахты; и нашёл способ ухода от мух.</text:p>
      <text:p text:style-name="P20">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15">го конца; мухи, роем, следом — и шёл на выход в другом конце. 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span></text:p>
      <text:p text:style-name="P21"><text:soft-page-break/>Славик попросил разрешения взять доски с пола в старой ферме, чтоб сделать себе с женой топчан, потому что ожидал приезда тёщи.</text:p>
      <text:p text:style-name="P21">Мы с ним пошли и понавыдёргивали ломом досок. Ничего, крепкие оказались, только прибиты слишком длинными гвоздями.</text:p>
      <text:p text:style-name="P21">Потом он стал советоваться о размерах будущего топчана.</text:p>
      <text:p text:style-name="P21">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21">С учётом назначения изделия, я ему предложил оптимальный вариант — 2 метра 10 сантиметров. В смысле 10 на двоих, самое оно для молодой семьи.</text:p>
      <text:p text:style-name="P21">А он упёрся — хочу 2 метра 30 сантиметров!</text:p>
      <text:p text:style-name="P21">Ну, тебе видней, чего ты хочешь.</text:p>
      <text:p text:style-name="P21">Он откуда-то притащил «козёл», на котором дрова пилят. Доску на «козла»; рулеткой отметку, и — поехали! Потом остановились перекурить.</text:p>
      <text:p text:style-name="P22">Тут проходит мимо его жена, Люда, пальцем на «козла» показывает и Славику, возмущённо так, заявляет:</text:p>
      <text:p text:style-name="P22">- Если ты думаешь, что я на <text:span text:style-name="T16">это</text:span> лягу, то не надейся!!!</text:p>
      <text:p text:style-name="P22">Так я окончательно убедился, что она частица иного мира. Какая нормальная женщина «козла» не видала?</text:p>
      <text:p text:style-name="P22">К тому же она ещё умела мысли читать.</text:p>
      <text:p text:style-name="P22">Я один раз в ихнюю комнату зашёл — Славик борщ наяривал и телевизор смотрел. От борща я отказался, сел у двери и жду пока доест. 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22">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22">Тут я и подумал про себя, в уме то есть: «Так ты не только нацист, а ещё и рогатик!»</text:p>
      <text:p text:style-name="P22">Люда эти мысли прочитала, сразу к холодильнику подошла и ножки не опустила. Доедал он уже без рогов.</text:p>
      <text:p text:style-name="P22">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Называется подгонка методом тыка.</text:p>
      <text:p text:style-name="P22">А когда его тёща приехала, он вообще звереть начал. Приходил ко мне в комнату и рожи корчил. Мне-то цель его гримас без объяснений понятна — хотел, чтобы я с ума сошёл.</text:p>
      <text:p text:style-name="P22">Один раз Ваня, машинист с первой машины, позвал меня разделить с ним трапезу в штольне.</text:p>
      <text:p text:style-name="P22">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23">Ваня когда снял крышку с той алюминиевой кастрюли, так там доверху всё рёбра с мясом. 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23">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23"><text:soft-page-break/>Красивое зрелище получилось — полная луна льёт свет на дугообразную траекторию, по которой слиток летит и поблескивает белым цветом.</text:p>
      <text:p text:style-name="P23">Может я всё-таки ошибался и на шахте добывали платину?</text:p>
      <text:p text:style-name="P23">Теперь уже мне пришлось ретироваться задом наперёд по способу армянина Алика.</text:p>
      <text:p text:style-name="P23">Жена Люда увела его с арены показательных выступлений.</text:p>
      <text:p text:style-name="P23">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23">- Обратитесь в комсомольскую организацию предприятия.</text:p>
      <text:p text:style-name="P24">И эти не от мира сего. Я же говорю — они на каждом шагу.</text:p>
      <text:p text:style-name="P22"/>
      <text:p text:style-name="P26">Но, если самый главный это Яковлевич, то кто же тогда главный инженер?</text:p>
      <text:p text:style-name="P26">Догадаться не сложно — кто антипод Творца? <text:s/>Князь тьмы и повелитель всех нечистых, кто ж ещё.</text:p>
      <text:p text:style-name="P26">Это заметно даже по их взаимоотношениям — уважительный, но вооружённый нейтралитет.</text:p>
      <text:p text:style-name="P27">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Хотя, конечно, под землёй <text:s/>его вотчина.</text:p>
      <text:p text:style-name="P26"/>
      <text:p text:style-name="P26">Ты скажешь: неужели возможен контакт между столь диаметральными противоположностями. Не забывай — на дворе стоял двадцатый век, вторая его половина, когда всё настолько переплелось и перепуталось, что простая геометрия уже не помогала...</text:p>
      <text:p text:style-name="P26"/>
      <text:p text:style-name="P27">Я занял позицию сочувствующего мастеру, он нравился мне и без чудес; с меня, собственно, и одного хватило.</text:p>
      <text:p text:style-name="P27">Кстати, главный после главного тоже свои верительные грамоты предъявил. Однажды в обеденный перерыв приехал провести профсоюзное собрание. Расположились под деревьями рядом с общежитием. Сел он на стул, ещё и туфли с носками скинул: а где, мол, копыта? Нетути! </text:p>
      <text:p text:style-name="P27">Но меня-то иллюзорностями не провести. </text:p>
      <text:p text:style-name="P27">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27">Нейлон отлично стирается: раз-два и — чистый, а сохнет и того быстрее.</text:p>
      <text:p text:style-name="P27">Каску я тоже снял, типа, ты бескопытность тут демонстрируешь, так полюбуйся на мою безрогость. Все остальные в касках, особенно Славик Аксянов.</text:p>
      <text:p text:style-name="P28">Минут десять в таком раскладе попрофсоюзились и вдруг — петух закукарекал. 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И — усвистали в сторону Новой Дофиновки.</text:p>
      <text:p text:style-name="P28">Не ясно, что ли? Кто бежит при петушином крике?</text:p>
      <text:p text:style-name="P28"/>
      <text:p text:style-name="P28">С ним у меня не то, чтобы противостояния, но трения случались.</text:p>
      <text:p text:style-name="P28">Один раз когда у заднего хода общежития самосвал угля на зиму ссыпали и я весь тот <text:soft-page-break/>антрацит в кочегарку перебросил. А он по окончанию работы приехал из Вапнярки и так высокомерно спрашивает:</text:p>
      <text:p text:style-name="P28">- Ну, что тебе заплатить? Троячки хватит?</text:p>
      <text:p text:style-name="P28">Меня тут заело — полдня под солнцем карячился, а он, как ханыге какому-то три рубля предлагает. Ты, конечно, князь тьмы, но и я избранный, пусть хоть и не посвящённый.</text:p>
      <text:p text:style-name="P28">- Нет, пусть мне заплатят по расценкам.</text:p>
      <text:p text:style-name="P28">- По расценкам ты и этого не получишь.</text:p>
      <text:p text:style-name="P28">Я ему не поверил, на следующий день взял отгул и поехал в шахтуправление. Мне показали где сидит главный бухгалтер Вицман. Только я к нему в кабинет — у него зазвонил телефон.</text:p>
      <text:p text:style-name="P28">Он трубку снял:</text:p>
      <text:p text:style-name="P28">- Вас слушают.</text:p>
      <text:p text:style-name="P29">Именно так, слово в слово — <text:s/>«вас слушают». <text:s/>Чисто, гладко, описательно. Ни с какого боку не уцепиться. Вот что значит Вицман!</text:p>
      <text:p text:style-name="P29">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29">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29"/>
      <text:p text:style-name="P30">И открылось мне, не ведавшему истины доселе, <text:span text:style-name="T19">что в ножки поклониться надлежит мастерам, прорабам, инженерам и прочему т. д., за их приписки и туфту в нарядах на выполнение работ. Без них рабочий класс давно бы вымер вместе с семьями. Кормильцы они и благодетели. Вот только какая падла те расценки составляла? Я б с ним по-братски лопатой поделился.</text:span></text:p>
      <text:p text:style-name="P30"/>
      <text:p text:style-name="P31">А в другой раз выплату аванса задержали и я к главному инженеру на дом пошёл, в Одессу. По случаю субботы отгул не понадобился.</text:p>
      <text:p text:style-name="P31">Он возле Горбатого моста окопался в собственном доме с женой и сыном пятиклассником. Угостил меня томатным соком домашнего приготовления. Ага...</text:p>
      <text:p text:style-name="P31">Всё, как положено — красная, густая, солоноватая жидкость. А куда денешься? Маргарита тоже пила.</text:p>
      <text:p text:style-name="P31">Зато чёрный чай я до сих пор по его рецепту завариваю, как он объяснял.</text:p>
      <text:p text:style-name="P32">В тот вечер он ещё воспоминанием поделился про <text:span text:style-name="T20">трудовую деятельность</text:span> в Заполярье, <text:span text:style-name="T20">где он после работы клал пару кирпичей на электроплитку и сверху жену свою усаживал для приведения в рабочее состояние на ночь.</text:span></text:p>
      <text:p text:style-name="P32"/>
      <text:p text:style-name="P32"/>
      <text:p text:style-name="P33">Один раз нечистые путч затеяли, хотели поменять расклад устройства мира. Накануне инженер Пугачов приехал и в общежитии одну из запертых дверей открыл, под видом раздачи продовольственных продуктов до зарплаты.</text:p>
      <text:p text:style-name="P33">Я по коридору проходил, Славик Аксянов мне кричит:</text:p>
      <text:p text:style-name="P33">- Иди и ты получай!</text:p>
      <text:p text:style-name="P33"><text:soft-page-break/>В комнате человек пять махновцев и на столе ящик с пачками «Примы». Пугачов им по 5-10 пачек раздаёт. Продукты, да? Боеприпасами снабжает!</text:p>
      <text:p text:style-name="P33">- Спасибо, но я «Беломор» курю.</text:p>
      <text:p text:style-name="P33">На выходе я ещё услышал, как Славик Аксянов чертяк подбадривает:</text:p>
      <text:p text:style-name="P33">- Ничего! Молодость всё спишет!</text:p>
      <text:p text:style-name="P34">На следующий день в Одессе не работал ни один светофор. Весь день творился полный бедлам. Троллейбусы прыгали как угорелые. 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33"/>
      <text:p text:style-name="P33">В Одессе той поры самым устойчивым и общеупотребительным выражением одобрения было «то, шо любишь!». </text:p>
      <text:p text:style-name="P33">- <text:span text:style-name="T21">Как вам Сонечкин жених?</text:span></text:p>
      <text:p text:style-name="P33">- <text:span text:style-name="T21">То, шо любишь!</text:span></text:p>
      <text:p text:style-name="P34">А вместо «нет» говорили «хуй маме!», но поскольку вокруг была Одесса-мама это звучало даже патриотично.</text:p>
      <text:p text:style-name="P34">- Так «Черноморец» выиграл, или как?</text:p>
      <text:p text:style-name="P34">- Хуй маме!</text:p>
      <text:p text:style-name="P34"/>
      <text:p text:style-name="P37">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37">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Так они мой след заметали.</text:p>
      <text:p text:style-name="P37"/>
      <text:p text:style-name="P37">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37">- Нежин! Кто-нибудь ожидает Нежин?!</text:p>
      <text:p text:style-name="P37">Я папиросу в урну, вбегаю обратно:</text:p>
      <text:p text:style-name="P37">- Я! Я ожидаю!</text:p>
      <text:p text:style-name="P37">А телефонистка в микрофон:</text:p>
      <text:p text:style-name="P37">- Ну, вот и ждите!</text:p>
      <text:p text:style-name="P37">Весь зал так и грохнул.</text:p>
      <text:p text:style-name="P37">Это тоже меня <text:s/>от чего-то уберегали.</text:p>
      <text:p text:style-name="P37">Мужик там один стоял. Его номер соединили:</text:p>
      <text:p text:style-name="P37">- Челябинск на линии! Зайдите в пятую кабину!</text:p>
      <text:p text:style-name="P37">А мужик так разочарованно:</text:p>
      <text:p text:style-name="P37">- Э-э!..</text:p>
      <text:p text:style-name="P37">И пошёл куда сказано. Вот это — просвещённый! По одному лишь номеру кабины знает наперёд чем разговор закончится.</text:p>
      <text:p text:style-name="P37"/>
      <text:p text:style-name="P34">С Одессой я тогда хорошо познакомился. В основном пешком.</text:p>
      <text:p text:style-name="P34">Нашёл публичную библиотеку № 2. И Привоз нашёл, где грузчики в синих халатах толкают <text:soft-page-break/>перед собой вокзальные тележки и кричат «ноги! Ноги!», чтоб им дорогу уступали. </text:p>
      <text:p text:style-name="P35">Там старая цыганка по своим обрядам на меня заклятье наложила, когда я гроздь винограда <text:s/>ел. <text:span text:style-name="T22">Не знаю за что, но ей виднее.</text:span></text:p>
      <text:p text:style-name="P35">«<text:span text:style-name="T22">Фабрика желудочного сока» <text:s/>— <text:s/>я и не представлял, что такие предприятия бывают.</text:span></text:p>
      <text:p text:style-name="P36">Когда я проходил через дворы пятиэтажек, забивающие «козла» мужики сильнее грохали костяшками об стол — отпугивали кошек, чтоб те мне тротуар не перебегали. Союзники.</text:p>
      <text:p text:style-name="P36">В Одессу я ездил автобусом, только пару раз пешком — там всего километров двадцать. И один раз от Вапнярки до Новой Дофиновки прошёл вдоль берега моря; по обрыву.</text:p>
      <text:p text:style-name="P36">Там в одном месте какая-то военная установка за колючей проволокой. Часовой закричал оттуда, что ходить нельзя, стал документы спрашивать. Я ему через проволоку платочек показал, с корабликом в кружочке. Он понял, что уровень иной.</text:p>
      <text:p text:style-name="P36">- Ладно, иди куда шёл.</text:p>
      <text:p text:style-name="P36"/>
      <text:p text:style-name="P36">С того обрыва вид моря очень красивый. Спокойное, почти гладкое. Под солнцем отблёскивает. Иногда набегал ветер, чтоб <text:s/>рябью по воде <text:span text:style-name="T23">изображать</text:span> различные виды галактик, спиральные в основном; <text:span text:style-name="T23">он их срисовывал с облаков над морем.</text:span></text:p>
      <text:p text:style-name="P36"/>
      <text:p text:style-name="P38">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24">и почему-то </text:span>в чёрной матросской форме, бескозырка с ленточками. Я поближе встал и тихонько спрашиваю:</text:p>
      <text:p text:style-name="P38">- Серый — это ты?</text:p>
      <text:p text:style-name="P38">Он не отозвался, хотя точно слышал.</text:p>
      <text:p text:style-name="P38"/>
      <text:p text:style-name="P40">А в другой раз это оказался мой отец. Возле газетного киоска. 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40">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40"/>
      <text:p text:style-name="P40">Такие встречи кого угодно доведут задаться вопросом: что происходит?</text:p>
      <text:p text:style-name="P40">Но тут без монады не разобраться.</text:p>
      <text:p text:style-name="P40">Монада — это такая прибамбаса из философии, которую каждый понимает по-своему.</text:p>
      <text:p text:style-name="P40">Для кого-то это — единичность, а для другого — совокупность единичностей. Например, когда парень девушку спрашивает:</text:p>
      <text:p text:style-name="P40">- Скажи! Я для тебя один из многих, или из многих один?</text:p>
      <text:p text:style-name="P40">Тут второй «один» и есть та самая монада, а может и наоборот.</text:p>
      <text:p text:style-name="P40">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40">Вот все вместе они и есть монада, потому что один и тот же человек.</text:p>
      <text:p text:style-name="P40">Теперь остаётся лишь предположить, что монады могут складываться по разным признакам; <text:span text:style-name="T25">например, тембр голоса; и всё становится на свои места.</text:span></text:p>
      <text:p text:style-name="P41"><text:soft-page-break/>Смотря каким концом к тебе монада развёрнута: отсюда — отец, с того края — бомж у киоска с Бурденко разговаривает.</text:p>
      <text:p text:style-name="P41">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p>
      <text:p text:style-name="P41"/>
      <text:p text:style-name="P41">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41">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и в необычайно бурной криминогенной обстановке.</text:p>
      <text:p text:style-name="P41">Редкий случай, когда печатный текст не смог меня убедить. В то лето я сам был там и ничего такого не заметил.</text:p>
      <text:p text:style-name="P41">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41">За все мои неоднократные обходы и проходы по Одессе мною были отмечены всего два случая взаимопроникновения наших параллельных миров.</text:p>
      <text:p text:style-name="P41"/>
      <text:p text:style-name="P41">Первый <text:span text:style-name="T26">случился</text:span> утром в <text:s/>автобусе Гвардейское — Одесса, <text:span text:style-name="T26">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42">Он был прощён при содействии сидевшей рядом с парнем его молодой спутницы.</text:p>
      <text:p text:style-name="P42"/>
      <text:p text:style-name="P42">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42">Дежурный лейтенант, услыхав тот же вопрос, сказал мне малость подождать.</text:p>
      <text:p text:style-name="P42">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28">р</text:span>еты, пока у меня за спиной раздавались вскрики, удары и вопли.</text:p>
      <text:p text:style-name="P42">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42">Больше я туда не смотрел до самого конца экзекуции, тем более что на мне под брюками были точно такие же трусы.</text:p>
      <text:p text:style-name="P42">Получив полагающееся ему по службе наслаждение, лейтенант всё-таки закурил и сказал, что миллиона пока нет; может тысяч шестьсот.</text:p>
      <text:p text:style-name="P42"/>
      <text:p text:style-name="P42">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42">Выбрав скамейку подальше от фонарного столба, я лёг; а когда вспомнил, что <text:span text:style-name="T27">Эдгара По </text:span><text:soft-page-break/><text:span text:style-name="T27">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43">Машины вокруг сквера почти перестали ездить, но лежать было жёстко. Однако, я принципиально не разжмуривал глаз, потому что ночь — для сна.</text:p>
      <text:p text:style-name="P43">И я не спал, когда услышал осторожные шаги вдоль закруглённой аллейки. 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Я их принципа не посмотрел кто.</text:p>
      <text:p text:style-name="P43">Утром я очнулся на скамейке достаточно озябший и задубевший, но, в отличие от Эдгара По, живой. Я засунул деньги поглубже и встал.</text:p>
      <text:p text:style-name="P43">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Долго же добирались.</text:p>
      <text:p text:style-name="P43">От крыла одного из них отделилось перо и зигзагообразно кувыркаясь начало падать в сквер.</text:p>
      <text:p text:style-name="P43">Запрокинув голову, я следил за траекторией пера и шёл на сближение, невзирая на вскопанные грядки с чахлыми цветами.</text:p>
      <text:p text:style-name="P43">Подставив ладонь под перо, я поймал его, вернулся обратно на тротуар аллеи и нежно опустил в урну со словами:</text:p>
      <text:p text:style-name="P43">- Не при мне пожалуйста.</text:p>
      <text:p text:style-name="P43"/>
      <text:p text:style-name="P43">Малоизвестный немецкий поэт первой половины ХХ-го века однажды посетовал, что поэт он <text:span text:style-name="T28">никудышный</text:span>, иначе не допустил бы мировой бойни.</text:p>
      <text:p text:style-name="P44">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p>
      <text:p text:style-name="P44"/>
      <text:p text:style-name="P44">Впрочем, только лишь думать — мало, надо ещё и придумывать; как сказал где-то Валентин Батрак, он же Лялька.</text:p>
      <text:p text:style-name="P44"/>
      <text:p text:style-name="P44">Когда вышел оговóренный срок и пришло время ехать а тобой и Ирой, то привозить вас было, фактически, некуда. Однако, мною дано было слово приехать через месяц и выбора не оставалось; а заодно объясню причины отсрочки переезда.</text:p>
      <text:p text:style-name="P44">Денег не было не только у меня, но и у всех, кого я спрашивал, и тогда явилась идея сдать обручальное кольцо в ломбард.</text:p>
      <text:p text:style-name="P44"/>
      <text:p text:style-name="P44">Пока я его нашёл, он уже успел открыться и очередь начиналась от входной двери.</text:p>
      <text:p text:style-name="P44">Ломбард — это длинная комната с барьерами-стойками вдоль трёх стен, а над ними окошечки в листовом стекле, <text:span text:style-name="T29">а одно даже с решёткой. К нему-то, самому дальнему, и толпилась очередь.</text:span></text:p>
      <text:p text:style-name="P45">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45"><text:soft-page-break/>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45">С моим такого не случилось и я получил 30 руб. и квитанцию ломбарда.</text:p>
      <text:p text:style-name="P45">На следующее утро я приехал на Новый базар и купил синюю пластмассовую сетку, а в неё четыре килограмма абрикосов, немного твердоватых, правда. Потом я зашёл в цветочный ряд и сказал, что мне нужны три красные розы.</text:p>
      <text:p text:style-name="P45">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45">- Эти?</text:p>
      <text:p text:style-name="P45">- Да.</text:p>
      <text:p text:style-name="P45">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45">После приобретения билета до вылета оставалось пять часов, а я уже устал жить с занятыми руками. <text:span text:style-name="T30">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46">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46">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46">Уборщица усмехнулась, но не стала спорить <text:span text:style-name="T31">и отдала мне розы торчавшие из жестяного ведра с водой</text:span>, только предупредила, что они попробовали абрикосы.</text:p>
      <text:p text:style-name="P46">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46">В начале первого <text:span text:style-name="T31">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46">Вот что значит спорить с уборщицей.</text:p>
      <text:p text:style-name="P46"/>
      <text:p text:style-name="P46">При взлёте я всё думал и переживал, чтобы без меня не привезли асфальт.</text:p>
      <text:p text:style-name="P46">На том профсоюзном собрании главный инженер объявил, что строители не успели завершить работы — у них пошли «диезные дела». <text:s/>Для незнакомых с нотной записью он приложил <text:span text:style-name="T31">два пальца правой руки к двум на левой, крест-накрест, изобразив решётку.</text:span></text:p>
      <text:p text:style-name="P47">Поэтому заканчивать придётся тем, кто будет жить.</text:p>
      <text:p text:style-name="P47">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47">На переезд в незавершёнку записалась семья Аксяновых и я, а бессарабцы не захотели.</text:p>
      <text:p text:style-name="P47">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47">Для пола один раз привезли кучу чёрного горячего асфальта. Аксянов с помощником на тачке <text:soft-page-break/>завозил асфальт к себе в квартиру, а я двумя вёдрами в свою. Они успели покрыть пол в одной из комнат, а я только в половине, зато качественнее.</text:p>
      <text:p text:style-name="P47">Вот почему, пока самолёт набирал высоту, я не хотел чтоб без меня привозили асфальт.</text:p>
      <text:p text:style-name="P47">Потом я начал смотреть в иллюминатор. 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Я подымал подумал: не заблудился бы лётчик среди всех этих звёзд. <text:span text:style-name="T32">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span></text:p>
      <text:p text:style-name="P47"/>
      <text:p text:style-name="P48">В шесть утра я сошёл с поезда Киев-Москва на нежинском вокзале и первым автобусом приехал на Красных партизан, 15.</text:p>
      <text:p text:style-name="P48">Дверь открыл Иван Алексеевич и начал удивляться, что я так исхудал.</text:p>
      <text:p text:style-name="P48">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48">Вы ещё спали.</text:p>
      <text:p text:style-name="P48">Я положил розы на стол перед трюмо и заглянул за тюлевую занавеску окна — на подоконнике платочка с якорем не было. Ладно, потом спрошу.</text:p>
      <text:p text:style-name="P48">Я разделся, лёг и обнял Иру в длинной белой ночнушке.</text:p>
      <text:p text:style-name="P48">- Ой! Это ты?</text:p>
      <text:p text:style-name="P48">- Да.</text:p>
      <text:p text:style-name="P48">- Ой! Ты что такой тощий?!</text:p>
      <text:p text:style-name="P48">- Тише, ребёнка разбудишь.</text:p>
      <text:p text:style-name="P48"/>
      <text:p text:style-name="P48">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48">- Да, она у нас в конторе сидит.</text:p>
      <text:p text:style-name="P48">- Она жаловалась, что ты вообще никого слушать не хочешь, только мастера.</text:p>
      <text:p text:style-name="P48">- Ей откуда знать, она наверху сидит.</text:p>
      <text:p text:style-name="P48">- Значит, знает. А как там?</text:p>
      <text:p text:style-name="P48">- Там — класс... Море такое — вообще... Корабли над полем...</text:p>
      <text:p text:style-name="P48">- Совсем как кощей стал... Ты там был с кем-нибудь?</text:p>
      <text:p text:style-name="P48">- Ты что?!</text:p>
      <text:p text:style-name="P48">- Тихо, ребёнка разбудишь! Ну... ты так делал... раньше никогда так не делал...</text:p>
      <text:p text:style-name="P48">- А-а... У камнерезной машины перенял. Её диски так движутся.</text:p>
      <text:p text:style-name="P48">- Какая у тебя там должность?</text:p>
      <text:p text:style-name="P48">- Длинная — помощник машиниста камнерезной машины. Но сам себя я покороче называю — фалличный ассоциатор.</text:p>
      <text:p text:style-name="P48">- Это что?</text:p>
      <text:p text:style-name="P48">- Из древне-греческого. Долго рассказывать.</text:p>
      <text:p text:style-name="P48">- <text:span text:style-name="T33">А жилищные условия там как?</text:span></text:p>
      <text:p text:style-name="P48">- <text:span text:style-name="T33">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48"><text:soft-page-break/>- <text:span text:style-name="T33">Ну, ты худющий!</text:span></text:p>
      <text:p text:style-name="P48">- <text:span text:style-name="T33">Тише, ребёнка разбудишь.</text:span></text:p>
      <text:p text:style-name="P48"/>
      <text:p text:style-name="P49">Но ты всё равно проснулась.</text:p>
      <text:p text:style-name="P49"/>
      <text:p text:style-name="P49">- Слушай, а платочек где, что я на подоконнике оставил?</text:p>
      <text:p text:style-name="P49">- Какой платочек? Я не видела.</text:p>
      <text:p text:style-name="P49">Вобщем, всё верно. Чтобы увидеть надо знать что ищешь. Вон и я в первую минуту море не признал...</text:p>
      <text:p text:style-name="P49"/>
      <text:p text:style-name="P49">Так кораблик не нашёл своё пристанище, а потом и вовсе пропал.</text:p>
      <text:p text:style-name="P49">Может до сих пор бороздит где-то просторы вселенной.</text:p>
      <text:p text:style-name="P48"/>
      <text:p text:style-name="P49">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49">Я, со своей стороны, никаких перемен не ощутил после такой неортодоксальной утраты девственности. 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49">Что касается случая в нашем, не святом семействе, то это результат программирования через роман француза Эрве Базена, который я читал ещё в отрочестве. Там, правда, до родов не дошло, но всё-таки мне не всё можно давать читать.</text:p>
      <text:p text:style-name="P49"/>
      <text:p text:style-name="P50">Я съездил в Конотоп за тёплыми вещами — кожух, резиновые сапоги. Отец отдал мне свой чёрный флотский бушлат с пуговицами в два ряда. Я даже гитару взял, потому что ехал обосновываться всерьёз и надолго.</text:p>
      <text:p text:style-name="P50">В Конотопе тоже все охали, что от меня только половина осталась, но я себя великолепно <text:s/>чувствовал.</text:p>
      <text:p text:style-name="P50">Моя мать зашила вещи в белую холстину. Получился большой и плотный тюк.</text:p>
      <text:p text:style-name="P50">Но нужно было сделать ещё <text:s/>одно дело. Сделать и — унести ноги. Сделать и залечь на дно в шахте «Дофиновк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1-23T09:29:44.158387004</meta:creation-date>
    <dc:date>2016-07-27T11:46:17.752376720</dc:date>
    <dc:creator>sehrguey </dc:creator>
    <meta:editing-duration>PT5H55M1S</meta:editing-duration>
    <meta:editing-cycles>51</meta:editing-cycles>
    <meta:generator>LibreOffice/4.3.3.2$Linux_x86 LibreOffice_project/430m0$Build-2</meta:generator>
    <meta:document-statistic meta:table-count="0" meta:image-count="0" meta:object-count="0" meta:page-count="16" meta:paragraph-count="314" meta:word-count="6720" meta:character-count="42282" meta:non-whitespace-character-count="35713"/>
  </office:meta>
</office:document-meta>
</file>